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2f63c7" officeooo:paragraph-rsid="002f63c7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1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2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71c11" style:font-size-asian="12pt" style:font-style-asian="normal" style:font-weight-asian="normal" style:font-size-complex="12pt" style:text-emphasize="none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391bcc" style:font-size-asian="12pt" style:font-style-asian="normal" style:font-weight-asian="normal" style:font-size-complex="12pt" style:text-emphasize="none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9436d" officeooo:paragraph-rsid="003a18cf" style:font-name-asian="Arial3" style:font-size-asian="12pt" style:font-style-asian="normal" style:font-weight-asian="normal" style:font-name-complex="Arial3" style:font-size-complex="12pt" style:text-emphasize="none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2efd6a" officeooo:paragraph-rsid="00378d76" style:font-size-asian="12pt" style:font-style-asian="normal" style:font-weight-asian="normal" style:font-size-complex="12pt" style:text-emphasize="none"/>
    </style:style>
    <style:style style:name="P16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7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8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19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0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font-size="12pt" style:font-size-asian="12pt" style:font-size-complex="12pt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font-size="12pt" officeooo:paragraph-rsid="00391bcc" style:font-size-asian="12pt" style:font-size-complex="12pt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font-size="12pt" officeooo:paragraph-rsid="003a708f" style:font-size-asian="12pt" style:font-size-complex="12pt"/>
    </style:style>
    <style:style style:name="P23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officeooo:paragraph-rsid="002afdba"/>
    </style:style>
    <style:style style:name="P24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style:font-name="Arial2" fo:font-size="12pt" officeooo:paragraph-rsid="00391bcc" style:font-size-asian="12pt" style:font-size-complex="12pt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Arial2" fo:font-size="12pt" officeooo:paragraph-rsid="00391bcc" style:font-size-asian="12pt" style:font-size-complex="12pt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fo:font-variant="normal" fo:text-transform="none" fo:color="#132322" loext:opacity="100%" style:font-name="Arial2" fo:font-size="12pt" fo:letter-spacing="normal" fo:font-style="normal" fo:font-weight="normal" officeooo:paragraph-rsid="003412a9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9436d" officeooo:paragraph-rsid="003a708f" style:font-name-asian="Arial3" style:font-size-asian="12pt" style:font-style-asian="normal" style:font-weight-asian="normal" style:font-name-complex="Arial3" style:font-size-complex="12pt" style:text-emphasize="none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ro" fo:country="RO" officeooo:rsid="002a51ab" style:font-name-asian="Arial3" style:font-name-complex="Arial3"/>
    </style:style>
    <style:style style:name="T5" style:family="text">
      <style:text-properties fo:color="#000000" loext:opacity="100%" style:font-name="Arial" fo:language="ro" fo:country="RO" officeooo:rsid="002f63c7" style:font-name-asian="Arial3" style:font-name-complex="Arial3"/>
    </style:style>
    <style:style style:name="T6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7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8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215e2" style:font-style-asian="normal" style:font-weight-asian="normal" style:text-emphasize="none"/>
    </style:style>
    <style:style style:name="T9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9436d" style:font-style-asian="normal" style:font-weight-asian="normal" style:text-emphasize="none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a708f" style:font-style-asian="normal" style:font-weight-asian="normal" style:text-emphasize="none"/>
    </style:style>
    <style:style style:name="T11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b7dfc" style:font-style-asian="normal" style:font-weight-asian="normal" style:text-emphasize="none"/>
    </style:style>
    <style:style style:name="T12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3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37ead7" style:font-style-asian="normal" style:font-weight-asian="normal" style:text-emphasize="none"/>
    </style:style>
    <style:style style:name="T1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3a708f" style:font-style-asian="normal" style:font-weight-asian="normal" style:text-emphasize="none"/>
    </style:style>
    <style:style style:name="T1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3b7dfc" style:font-style-asian="normal" style:font-weight-asian="normal" style:text-emphasize="none"/>
    </style:style>
    <style:style style:name="T16" style:family="text">
      <style:text-properties officeooo:rsid="00129edb"/>
    </style:style>
    <style:style style:name="T17" style:family="text">
      <style:text-properties officeooo:rsid="001adcec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20" style:family="text">
      <style:text-properties officeooo:rsid="002f63c7"/>
    </style:style>
    <style:style style:name="T21" style:family="text">
      <style:text-properties fo:language="ro" fo:country="RO" officeooo:rsid="002f63c7" style:font-size-asian="12pt" style:font-size-complex="12pt"/>
    </style:style>
    <style:style style:name="T22" style:family="text">
      <style:text-properties fo:language="ro" fo:country="RO" officeooo:rsid="00254b51" style:font-size-asian="12pt" style:font-size-complex="12pt"/>
    </style:style>
    <style:style style:name="T23" style:family="text">
      <style:text-properties fo:language="ro" fo:country="RO" officeooo:rsid="0035abf2" style:font-size-asian="12pt" style:font-size-complex="12pt"/>
    </style:style>
    <style:style style:name="T24" style:family="text">
      <style:text-properties fo:language="ro" fo:country="RO" officeooo:rsid="0036ebcb" style:font-size-asian="12pt" style:font-size-complex="12pt"/>
    </style:style>
    <style:style style:name="T25" style:family="text">
      <style:text-properties fo:language="ro" fo:country="RO" officeooo:rsid="0039436d" style:font-size-asian="12pt" style:font-size-complex="12pt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fo:letter-spacing="normal" fo:language="en" fo:country="GB" fo:font-style="normal" fo:text-shadow="none" style:text-underline-style="none" fo:font-weight="normal" officeooo:rsid="0039436d" style:font-size-asian="12pt" style:font-style-asian="normal" style:font-weight-asian="normal" style:font-size-complex="12pt" style:text-emphasize="none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fo:letter-spacing="normal" fo:language="en" fo:country="GB" fo:font-style="normal" fo:text-shadow="none" style:text-underline-style="none" fo:font-weight="normal" officeooo:rsid="0037ead7" style:font-style-asian="normal" style:font-weight-asian="normal" style:text-emphasize="none"/>
    </style:style>
    <style:style style:name="T28" style:family="text">
      <style:text-properties officeooo:rsid="003943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8">1<text:span text:style-name="T28">6</text:span>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3"><text:span text:style-name="T25">”Add to cart” button from Home page</text:span><text:span text:style-name="T21"> </text:span><text:span text:style-name="T22">–</text:span><text:span text:style-name="T23"> </text:span><text:span text:style-name="T25">some items</text:span><text:span text:style-name="T24"> can not </text:span><text:span text:style-name="T25">be</text:span><text:span text:style-name="T24"> </text:span><text:span text:style-name="T26">added to cart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18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19"><text:span text:style-name="T4">2</text:span><text:span text:style-name="T5">3</text:span><text:span text:style-name="T6">/0</text:span><text:span text:style-name="T3">4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6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7">Windows <text:span text:style-name="T16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1"><text:span text:style-name="T18">Chrome </text:span><text:span text:style-name="T19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7">S<text:span text:style-name="T17">1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7">P<text:span text:style-name="T20">1</text:span></text:p>
          </table:table-cell>
        </table:table-row>
      </table:table>
      <text:p text:style-name="P1"/>
      <text:p text:style-name="P1"/>
      <text:p text:style-name="P10">Description</text:p>
      <text:p text:style-name="P21"><text:span text:style-name="T7">By pressing “add to cart” button </text:span><text:span text:style-name="T11">from Home page </text:span><text:span text:style-name="T7">f</text:span><text:span text:style-name="T10">or each of</text:span><text:span text:style-name="T7"> all products, </text:span><text:span text:style-name="T9">for</text:span><text:span text:style-name="T7"> three items</text:span><text:span text:style-name="T10">:<text:line-break/><text:tab/>- </text:span><text:span text:style-name="T9">Sauce Labs Bolt T-shirt<text:line-break/></text:span><text:span text:style-name="T10"><text:tab/>- </text:span><text:span text:style-name="T9">Sauce Labs Fleece Jacket<text:line-break/></text:span><text:span text:style-name="T10"><text:tab/>- </text:span><text:span text:style-name="T9">Test.allTheThings() T-Shirt (Red) <text:line-break/>“add to cart” button is not functional.</text:span></text:p>
      <text:p text:style-name="P13"/>
      <text:p text:style-name="P15"/>
      <text:p text:style-name="P10">Steps to reproduce</text:p>
      <text:p text:style-name="P12">1. access site www.saucedemo.com in Chrome </text:p>
      <text:p text:style-name="P20"><text:span text:style-name="T7">2. insert valid data in field “Username” </text:span><text:span text:style-name="T8">(problem_user)</text:span></text:p>
      <text:p text:style-name="P20"><text:span text:style-name="T7">3. insert valid data in field “Password” </text:span><text:span text:style-name="T8">(secret_sauce)</text:span></text:p>
      <text:p text:style-name="P16">4. press “Login” button</text:p>
      <text:p text:style-name="P24"><text:span text:style-name="T27">5. press </text:span><text:span text:style-name="T12">“add to cart” for all 6 products</text:span></text:p>
      <text:p text:style-name="P17">6. press the icon off the cart</text:p>
      <text:p text:style-name="P17"/>
      <text:p text:style-name="P10">Expected result</text:p>
      <text:p text:style-name="P25"><text:span text:style-name="T13">By pressing </text:span><text:span text:style-name="T12">“add to cart” button </text:span><text:span text:style-name="T15">from Home page </text:span><text:span text:style-name="T12">f</text:span><text:span text:style-name="T14">or each of</text:span><text:span text:style-name="T12"> all products, they are added to cart and the number 6 appears next to the cart and also the ”add to cart” button of products from Home page is modified in “remove” button.</text:span></text:p>
      <text:p text:style-name="P13"/>
      <text:p text:style-name="P13"/>
      <text:p text:style-name="P10">Actual result</text:p>
      <text:p text:style-name="P22"><text:span text:style-name="T7">By pressing “add to cart” button </text:span><text:span text:style-name="T11">from Home page </text:span><text:span text:style-name="T7">f</text:span><text:span text:style-name="T10">or each of</text:span><text:span text:style-name="T7"> all products, </text:span><text:span text:style-name="T9">for</text:span><text:span text:style-name="T7"> three </text:span><text:soft-page-break/><text:span text:style-name="T7">items</text:span><text:span text:style-name="T10">:<text:line-break/><text:tab/>- </text:span><text:span text:style-name="T9">Sauce Labs Bolt T-shirt<text:line-break/></text:span><text:span text:style-name="T10"><text:tab/>- </text:span><text:span text:style-name="T9">Sauce Labs Fleece Jacket<text:line-break/></text:span><text:span text:style-name="T10"><text:tab/>- </text:span><text:span text:style-name="T9">Test.allTheThings() T-Shirt (Red) <text:line-break/>“add to cart” button is not functional.</text:span></text:p>
      <text:p text:style-name="P27"/>
      <text:p text:style-name="P14"/>
      <text:p text:style-name="P10">Notes</text:p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35</meta:editing-cycles>
    <meta:creation-date>2024-02-05T18:33:00</meta:creation-date>
    <dc:date>2024-05-04T16:10:06.823000000</dc:date>
    <meta:editing-duration>PT2H19M24S</meta:editing-duration>
    <meta:generator>LibreOffice/7.3.0.3$Windows_X86_64 LibreOffice_project/0f246aa12d0eee4a0f7adcefbf7c878fc2238db3</meta:generator>
    <meta:document-statistic meta:table-count="1" meta:image-count="0" meta:object-count="0" meta:page-count="2" meta:paragraph-count="37" meta:word-count="222" meta:character-count="1305" meta:non-whitespace-character-count="1105"/>
    <meta:user-defined meta:name="AppVersion">16.0000</meta:user-defined>
    <meta:template xlink:type="simple" xlink:actuate="onRequest" xlink:title="Normal" xlink:href=""/>
  </office:meta>
</office:document-meta>
</file>